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Times New Roman'" style:font-family-asian="'Times New Roman'" style:font-family-complex="'Times New Roman'"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 style:family="text">
      <style:text-properties fo:font-size="12.00pt" fo:font-weight="normal" fo:font-family="'Times New Roman'" style:font-family-asian="'Times New Roman'" style:font-family-complex="'Times New Roman'"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Times New Roman'" style:font-family-asian="'Times New Roman'" style:font-family-complex="'Times New Roman'"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Times New Roman'" style:font-family-asian="'Times New Roman'" style:font-family-complex="'Times New Roman'" fo:background-color="transparent" style:use-window-font-color="true"/>
    </style:style>
    <style:style style:name="T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1" style:family="text">
      <style:text-properties fo:font-size="12.00pt" fo:font-weight="normal" fo:font-family="'Times New Roman'" style:font-family-asian="'Times New Roman'" style:font-family-complex="'Times New Roman'"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Times New Roman'" style:font-family-asian="'Times New Roman'" style:font-family-complex="'Times New Roman'" fo:background-color="transparent" style:use-window-font-color="true"/>
    </style:style>
    <style:style style:name="T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15" style:family="text">
      <style:text-properties fo:font-size="12.00pt" fo:font-weight="bold" fo:font-family="'Times New Roman'" style:font-family-asian="'Times New Roman'" style:font-family-complex="'Times New Roman'"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2.00pt" fo:font-weight="normal" fo:font-family="'Times New Roman'" style:font-family-asian="'Times New Roman'" style:font-family-complex="'Times New Roman'"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fo:font-family="'Times New Roman'" style:font-family-asian="'Times New Roman'" style:font-family-complex="'Times New Roman'" fo:background-color="transparent" style:use-window-font-color="true"/>
    </style:style>
    <style:style style:name="T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1" style:family="text">
      <style:text-properties fo:font-size="12.00pt" fo:font-weight="normal" fo:font-family="'Times New Roman'" style:font-family-asian="'Times New Roman'" style:font-family-complex="'Times New Roman'"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2.00pt" fo:font-weight="normal" fo:font-family="'Times New Roman'" style:font-family-asian="'Times New Roman'" style:font-family-complex="'Times New Roman'" fo:background-color="transparent" style:use-window-font-color="true"/>
    </style:style>
    <style:style style:name="T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5" style:family="text">
      <style:text-properties fo:font-size="12.00pt" fo:font-weight="normal" fo:font-family="'Times New Roman'" style:font-family-asian="'Times New Roman'" style:font-family-complex="'Times New Roman'"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normal" fo:font-family="'Times New Roman'" style:font-family-asian="'Times New Roman'" style:font-family-complex="'Times New Roman'" fo:background-color="transparent" style:use-window-font-color="true"/>
    </style:style>
    <style:style style:name="T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Times New Roman'" style:font-family-asian="'Times New Roman'" style:font-family-complex="'Times New Roman'" fo:background-color="transparent" style:use-window-font-color="true"/>
    </style:style>
    <style:style style:name="T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2" style:family="text">
      <style:text-properties fo:font-size="12.00pt" fo:font-weight="normal" fo:font-family="'Times New Roman'" style:font-family-asian="'Times New Roman'" style:font-family-complex="'Times New Roman'"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2.00pt" fo:font-weight="normal" fo:font-family="'Times New Roman'" style:font-family-asian="'Times New Roman'" style:font-family-complex="'Times New Roman'"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2.00pt" fo:font-weight="normal" fo:font-family="'Times New Roman'" style:font-family-asian="'Times New Roman'" style:font-family-complex="'Times New Roman'" fo:background-color="transparent" style:use-window-font-color="true"/>
    </style:style>
    <style:style style:name="T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38" style:family="text">
      <style:text-properties fo:font-size="12.00pt" fo:font-weight="normal" fo:font-family="'Times New Roman'" style:font-family-asian="'Times New Roman'" style:font-family-complex="'Times New Roman'"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2.00pt" fo:font-weight="normal" fo:font-family="'Times New Roman'" style:font-family-asian="'Times New Roman'" style:font-family-complex="'Times New Roman'" fo:background-color="transparent" style:use-window-font-color="true"/>
    </style:style>
    <style:style style:name="T41" style:family="text">
      <style:text-properties fo:font-size="12.00pt" fo:font-weight="bold" fo:font-family="'Times New Roman'" style:font-family-asian="'Times New Roman'" style:font-family-complex="'Times New Roman'" fo:background-color="transparent" style:use-window-font-color="true"/>
    </style:style>
    <style:style style:name="T42" style:family="text">
      <style:text-properties fo:font-size="12.00pt" fo:font-weight="normal" fo:font-family="'Times New Roman'" style:font-family-asian="'Times New Roman'" style:font-family-complex="'Times New Roman'" fo:background-color="transparent" style:use-window-font-color="true"/>
    </style:style>
    <style:style style:name="T43" style:family="text">
      <style:text-properties fo:font-size="12.00pt" fo:font-weight="bold" fo:font-family="'Times New Roman'" style:font-family-asian="'Times New Roman'" style:font-family-complex="'Times New Roman'" fo:background-color="transparent" style:use-window-font-color="true"/>
    </style:style>
    <style:style style:name="T44" style:family="text">
      <style:text-properties fo:font-size="12.00pt" fo:font-weight="normal" fo:font-family="'Times New Roman'" style:font-family-asian="'Times New Roman'" style:font-family-complex="'Times New Roman'" fo:background-color="transparent" style:use-window-font-color="true"/>
    </style:style>
    <style:style style:name="T45" style:family="text">
      <style:text-properties fo:font-size="12.00pt" fo:font-weight="bold" fo:font-family="'Times New Roman'" style:font-family-asian="'Times New Roman'" style:font-family-complex="'Times New Roman'" fo:background-color="transparent" style:use-window-font-color="true"/>
    </style:style>
    <style:style style:name="T46" style:family="text">
      <style:text-properties fo:font-size="12.00pt" fo:font-weight="normal" fo:font-family="'Times New Roman'" style:font-family-asian="'Times New Roman'" style:font-family-complex="'Times New Roman'" fo:background-color="transparent" style:use-window-font-color="true"/>
    </style:style>
    <style:style style:name="T47" style:family="text">
      <style:text-properties fo:font-size="12.00pt" fo:font-weight="bold" fo:font-family="'Times New Roman'" style:font-family-asian="'Times New Roman'" style:font-family-complex="'Times New Roman'" fo:background-color="transparent" style:use-window-font-color="true"/>
    </style:style>
    <style:style style:name="T48" style:family="text">
      <style:text-properties fo:font-size="12.00pt" fo:font-weight="normal" fo:font-family="'Times New Roman'" style:font-family-asian="'Times New Roman'" style:font-family-complex="'Times New Roman'" fo:background-color="transparent" style:use-window-font-color="true"/>
    </style:style>
    <style:style style:name="T49" style:family="text">
      <style:text-properties fo:font-size="12.00pt" fo:font-weight="bold" fo:font-family="'Times New Roman'" style:font-family-asian="'Times New Roman'" style:font-family-complex="'Times New Roman'" fo:background-color="transparent" style:use-window-font-color="true"/>
    </style:style>
    <style:style style:name="T50" style:family="text">
      <style:text-properties fo:font-size="12.00pt" fo:font-weight="normal" fo:font-family="'Times New Roman'" style:font-family-asian="'Times New Roman'" style:font-family-complex="'Times New Roman'" fo:background-color="transparent" style:use-window-font-color="true"/>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2.00pt" fo:font-weight="normal" fo:font-family="'Times New Roman'" style:font-family-asian="'Times New Roman'" style:font-family-complex="'Times New Roman'" fo:background-color="transparent" style:use-window-font-color="true"/>
    </style:style>
    <style:style style:name="T5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Times New Roman'" style:font-family-asian="'Times New Roman'" style:font-family-complex="'Times New Roman'" fo:background-color="transparent" style:use-window-font-color="true"/>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normal"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style:style>
    <style:style style:name="P3" style:family="paragraph">
      <style:paragraph-properties fo:line-height="100.00%" fo:text-align="left" fo:margin-right="-38.40pt"/>
    </style:style>
    <style:style style:name="P4" style:family="paragraph">
      <style:paragraph-properties fo:line-height="100.00%" fo:text-align="left"/>
    </style:style>
  </office:automatic-styles>
  <office:body>
    <office:text>
      <text:p text:style-name="P1"><text:span text:style-name="T1">Démarche du projet 3</text:span></text:p>
      <text:p text:style-name="P2"><text:span text:style-name="T2"/></text:p>
      <text:p text:style-name="P2"><text:span text:style-name="T2"/></text:p>
      <text:p text:style-name="P2"><text:span text:style-name="T2"/></text:p>
      <text:p text:style-name="P2"><text:span text:style-name="T3">1)<text:s/></text:span><text:span text:style-name="T4">Fabrication du labyrinthe :</text:span></text:p>
      <text:p text:style-name="P2"><text:span text:style-name="T5"><text:tab/>- dessin du labyrinthe sur une feuille de papier;</text:span></text:p>
      <text:p text:style-name="P2"><text:span text:style-name="T5"><text:tab/>- report du dessin dans un fichier "maze.text" (bloc note) où les murs ont été "matérialisés" <text:tab/>par des "w" (comme "wall" en anglais), le chemin par des "O" (le "O" majuscule est de <text:tab/>même largeur que la lettre "w" minuscule et permet de garder un plan "non déformé"), <text:tab/>MacGyver par un "M" et le gardien par un "G".</text:span></text:p>
      <text:p text:style-name="P2"><text:span text:style-name="T6"/></text:p>
      <text:p text:style-name="P2"><text:span text:style-name="T6"/></text:p>
      <text:p text:style-name="P2"><text:span text:style-name="T7">2) Définition des fonctionnalités des différentes classes à construire et de leurs interactions.</text:span></text:p>
      <text:p text:style-name="P2"><text:span text:style-name="T8"/></text:p>
      <text:p text:style-name="P2"><text:span text:style-name="T8"/></text:p>
      <text:p text:style-name="P2"><text:span text:style-name="T9">3)<text:s/></text:span><text:span text:style-name="T10">Classe Position :</text:span></text:p>
      <text:p text:style-name="P2"><text:span text:style-name="T11"><text:tab/>classe contenant uniquement le générateur "__init__" et qui sera réutilisée comme classe <text:tab/>parent <text:tab/>par les autres classes utilisant des coordonnées.</text:span></text:p>
      <text:p text:style-name="P2"><text:span text:style-name="T12"/></text:p>
      <text:p text:style-name="P2"><text:span text:style-name="T12"/></text:p>
      <text:p text:style-name="P2"><text:span text:style-name="T13">4)<text:s/></text:span><text:span text:style-name="T14">Classe labyrinthe ("Maze") :</text:span></text:p>
      <text:p text:style-name="P2"><text:span text:style-name="T15">Cette classe permet de créer le labyrinthe et gère tous les objets instanciés dans les autres classes.</text:span></text:p>
      <text:p text:style-name="P2"><text:span text:style-name="T16"/></text:p>
      <text:p text:style-name="P2"><text:span text:style-name="T17"><text:tab/>- permet de créer le labyrinthe et de savoir pour chacune des 225 coordonnées formant le <text:tab/>labyrinthe, le type "d'objet" <text:tab/>qui est dessus : mur, chemin, Mac Gyver, gardien ou objet;</text:span></text:p>
      <text:p text:style-name="P2"><text:span text:style-name="T17"><text:tab/>- permet de donner la liste des cases "chemin" du labyrinthe afin de positionner les objets à <text:tab/>trouver par Mac Gyver;</text:span></text:p>
      <text:p text:style-name="P2"><text:span text:style-name="T17"><text:tab/>- permet de transformer en grille fictive le fichier ".txt";</text:span></text:p>
      <text:p text:style-name="P2"><text:span text:style-name="T18"/></text:p>
      <text:p text:style-name="P2"><text:span text:style-name="T18"/></text:p>
      <text:p text:style-name="P2"><text:span text:style-name="T19">5)<text:s/></text:span><text:span text:style-name="T20">Classe MacGyver :</text:span></text:p>
      <text:p text:style-name="P2"><text:span text:style-name="T21"><text:tab/>- 3 attributs, x et y donnant la position de MacGyver dans le labyritnthe et "bag" <text:tab/>contenant tous les objets ramassés;</text:span></text:p>
      <text:p text:style-name="P2"><text:span text:style-name="T21"><text:tab/>- une méthode "move_to()" qui gére les déplacements de Angus (top, bottom, <text:tab/>right, left);</text:span></text:p>
      <text:p text:style-name="P2"><text:span text:style-name="T22"/></text:p>
      <text:p text:style-name="P2"><text:span text:style-name="T22"/></text:p>
      <text:p text:style-name="P2"><text:span text:style-name="T23">6)<text:s/></text:span><text:span text:style-name="T24">Classe Gardien ("Guardian") :</text:span></text:p>
      <text:p text:style-name="P2"><text:span text:style-name="T25"><text:tab/>- 2 attributs x et y correspondants à la position du gardien dans le labyrinthe.</text:span></text:p>
      <text:p text:style-name="P2"><text:span text:style-name="T26"/></text:p>
      <text:p text:style-name="P2"><text:span text:style-name="T26"/></text:p>
      <text:p text:style-name="P2"><text:span text:style-name="T27">7)<text:s/></text:span><text:span text:style-name="T28">Mise en forme des images pour Pygame :</text:span></text:p>
      <text:p text:style-name="P2"><text:span text:style-name="T29"/></text:p>
      <text:p text:style-name="P2"><text:span text:style-name="T30">Après avoir regardé un tutoriel (</text:span><text:a xlink:href="http://sdz.tdct.org/sdz/interface-graphique-pygame-pour-python.html"><text:span text:style-name="T31">http://sdz.tdct.org/sdz/interface-graphique-pygame-pour-python.html</text:span></text:a><text:span text:style-name="T32">) pour connaître les fonctions de base de Pygame, j'ai commencé à m'atteler à la partie "animation" du projet en me fixant une fenêtre de travail de 600 pixels par 600 pixels soit 15 images de 40 pixels par ligne et par colonne.</text:span></text:p>
      <text:p text:style-name="P2"><text:span text:style-name="T33"/></text:p>
      <text:p text:style-name="P2"><text:span text:style-name="T34">La bibliothèque fournie par OpenClassRooms (OCR) contenait plusieurs images mais avec des dimensions différentes et, de plus, je n'ai pas trouvé un "fond de jeu" correct à utiliser.</text:span></text:p>
      <text:p text:style-name="P2"><text:span text:style-name="T35"/></text:p>
      <text:p text:style-name="P3"><text:span text:style-name="T36">Il a donc fallu redimensionner les images avec l'application<text:s/></text:span><text:a xlink:href="https://resizeimage.net/"><text:span text:style-name="T37">https://resizeimage.net/</text:span></text:a><text:span text:style-name="T38"><text:s/>: pour<text:s/></text:span><text:span text:style-name="T39">MacGyver</text:span><text:span text:style-name="T40">, le<text:s/></text:span><text:span text:style-name="T41">gardien</text:span><text:span text:style-name="T42">, la<text:s/></text:span><text:span text:style-name="T43">seringue<text:s/></text:span><text:span text:style-name="T44">et le<text:s/></text:span><text:span text:style-name="T45">tube plastique</text:span><text:span text:style-name="T46"><text:s/>tout s'est bien passé notamment du fait que l'application permettait de transformer le fond blanc en fond transparent.</text:span></text:p>
      <text:p text:style-name="P3"><text:span text:style-name="T46">En revanche, l'</text:span><text:span text:style-name="T47">éther</text:span><text:span text:style-name="T48"><text:s/>avait un fond noir et je n'ai pas réussi à obtenir un fond transparent en la redimensionnant.</text:span></text:p>
      <text:p text:style-name="P3"><text:span text:style-name="T48">En cherchant sur internet, j'ai trouvé l'application GIMP qui m'a permis de supprimer le fond noir de la bouteille d'éther et j'ai alors pu redimensionner la bouteille d'éther avec un fond transparent.</text:span></text:p>
      <text:p text:style-name="P3"><text:span text:style-name="T48">Concernant le<text:s/></text:span><text:span text:style-name="T49">mur<text:s/></text:span><text:span text:style-name="T50">aucune image ne correspondait à ce que je cherchais. J'ai donc "découpé" un morceau de l'image contenue dans le fichier "structures.png" et j'en ai fait mon mur - par chance, le découpage de cet élément avait exactement la dimension de 40x40 pixels.</text:span></text:p>
      <text:p text:style-name="P3"><text:span text:style-name="T50">Enfin, pour le fond du labyrinthe, j'ai essayé de découper différents morceaux des images fournies par OCR mais en les redimensionnant en 600x600 pixels le rendu n'était pas de bonne qualité notamment à cause de la pixelisation. J'ai donc décidé de récupérer un fond gris sur le net et je l'ai redimensionné en 600x600 pixels.</text:span></text:p>
      <text:p text:style-name="P3"><text:span text:style-name="T51"/></text:p>
      <text:p text:style-name="P3"><text:span text:style-name="T52">8)<text:s/></text:span><text:span text:style-name="T53">Gestion du jeu avec Pygame:</text:span></text:p>
      <text:p text:style-name="P3"><text:span text:style-name="T54"/></text:p>
      <text:p text:style-name="P3"><text:span text:style-name="T55">Comme expliqué précédemment, j'ai décidé de créer une fenêtre de 600x600 pixels car ces dimensions permettaient de gérer facilement la taille des images (15 images de 40x40 pixels chacune) et offraient un bon visuel pour l'utilisateur.</text:span></text:p>
      <text:p text:style-name="P3"><text:span text:style-name="T56"/></text:p>
      <text:p text:style-name="P3"><text:span text:style-name="T57">J'ai donc créé une classe Game dans le module MacGyverGame avec 3 fonctions :</text:span></text:p>
      <text:p text:style-name="P3"><text:span text:style-name="T58"/></text:p>
      <text:p text:style-name="P3"><text:span text:style-name="T59">- la méthode "construct_maze()" qui permet de charger les différentes images nécessaires au graphisme du jeu, en début de jeu.</text:span></text:p>
      <text:p text:style-name="P3"><text:span text:style-name="T60"/></text:p>
      <text:p text:style-name="P3"><text:span text:style-name="T61">- la méthode "display_maze_game()" qui<text:s text:c="2"/>permet de réafficher tous les éléments graphiques du jeu après chaque mouvement de MacGyver.</text:span></text:p>
      <text:p text:style-name="P3"><text:span text:style-name="T62"/></text:p>
      <text:p text:style-name="P3"><text:span text:style-name="T63">- la méthode "play_game()" qui permet de calculer les nouvelles coordonnées de MacGyver après l'appui sur une touche et de le déplacer sur la nouvelle "case".</text:span></text:p>
      <text:p text:style-name="P3"><text:span text:style-name="T64"/></text:p>
      <text:p text:style-name="P3"><text:span text:style-name="T65">Le problème suivant est apparu : je ne pouvais pas accéder aux </text:span></text:p>
      <text:p text:style-name="P3"><text:span text:style-name="T65"/></text:p>
      <text:p text:style-name="P3"><text:span text:style-name="T65"/></text:p>
      <text:p text:style-name="P3"><text:span text:style-name="T65"/></text:p>
      <text:p text:style-name="P3"><text:span text:style-name="T65"/></text:p>
      <text:p text:style-name="P3"><text:span text:style-name="T65"/></text:p>
      <text:p text:style-name="P3"><text:span text:style-name="T65">9) </text:span></text:p>
      <text:p text:style-name="P3"><text:span text:style-name="T66"/></text:p>
      <text:p text:style-name="P3"><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text:p text:style-name="P4"><text:span text:style-name="T6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